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withoutfill">
      <style:graphic-properties draw:stroke="dash" draw:stroke-dash="Ultrafine_20_Dashed" svg:stroke-width="0.051cm" draw:marker-start-width="0.279cm" draw:marker-end-width="0.279cm" draw:fill="none" draw:textarea-vertical-align="middle" fo:padding-top="0.15cm" fo:padding-bottom="0.15cm" fo:padding-left="0.275cm" fo:padding-right="0.275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66cm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gr9" style:family="graphic" style:parent-style-name="standard">
      <style:graphic-properties svg:stroke-width="0.051cm" svg:stroke-color="#80808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3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3pt" style:font-size-asian="18pt" style:font-size-complex="18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color="#ffffff" fo:font-size="13pt" style:font-size-asian="18pt" style:font-size-complex="1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02cm" svg:height="1.016cm" svg:x="1.2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1.615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2.583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8cm" svg:height="0.508cm" svg:x="3.55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8cm" svg:height="0.508cm" svg:x="4.516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02cm" svg:height="1.016cm" svg:x="5.873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8cm" svg:height="0.508cm" svg:x="6.289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7.256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8.222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9.189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02cm" svg:height="1.016cm" svg:x="15.22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9cm" svg:height="0.508cm" svg:x="15.635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2cm" svg:height="0.508cm" svg:x="16.601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7cm" svg:height="0.508cm" svg:x="17.57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18cm" svg:height="0.508cm" svg:x="18.536cm" svg:y="7.7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91cm" svg:height="1.016cm" svg:x="4.835cm" svg:y="4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5cm" svg:height="0.508cm" svg:x="5.361cm" svg:y="5.0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4cm" svg:height="0.508cm" svg:x="6.583cm" svg:y="5.0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4cm" svg:height="0.508cm" svg:x="7.805cm" svg:y="5.0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6cm" svg:height="0.508cm" svg:x="9.026cm" svg:y="5.044cm">
          <text:p text:style-name="P2"><text:span text:style-name="T1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691cm" svg:height="1.016cm" svg:x="10.741cm" svg:y="4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34cm" svg:height="0.508cm" svg:x="11.267cm" svg:y="5.044cm">
          <text:p text:style-name="P2"><text:span text:style-name="T2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34cm" svg:height="0.508cm" svg:x="12.489cm" svg:y="5.044cm">
          <text:p text:style-name="P2"><text:span text:style-name="T2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34cm" svg:height="0.508cm" svg:x="13.711cm" svg:y="5.044cm">
          <text:p text:style-name="P2"><text:span text:style-name="T2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34cm" svg:height="0.508cm" svg:x="14.933cm" svg:y="5.044cm">
          <text:p text:style-name="P2"><text:span text:style-name="T2">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845cm" svg:height="1.143cm" svg:x="2.053cm" svg:y="10.144cm">
          <text:p/>
          <draw:enhanced-geometry svg:viewBox="0 0 21600 21600" draw:mirror-horizontal="false" draw:mirror-vertical="false" draw:text-areas="800 800 20800 20800" draw:type="round-rectangular-callout" draw:modifiers="910.123547851743 -35836.3636363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.033cm" svg:height="0.508cm" svg:x="2.781cm" svg:y="10.444cm">
          <text:p text:style-name="P2"><text:span text:style-name="T1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3cm" svg:height="0.508cm" svg:x="4.001cm" svg:y="10.444cm">
          <text:p text:style-name="P2"><text:span text:style-name="T1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4cm" svg:height="0.508cm" svg:x="5.22cm" svg:y="10.444cm">
          <text:p text:style-name="P2"><text:span text:style-name="T1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2cm" svg:height="0.508cm" svg:x="6.441cm" svg:y="10.444cm">
          <text:p text:style-name="P2"><text:span text:style-name="T1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3cm" svg:height="0.508cm" svg:x="7.66cm" svg:y="10.444cm">
          <text:p text:style-name="P2"><text:span text:style-name="T1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2cm" svg:height="0.508cm" svg:x="8.881cm" svg:y="10.444cm">
          <text:p text:style-name="P2"><text:span text:style-name="T1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3cm" svg:height="0.508cm" svg:x="10.1cm" svg:y="10.444cm">
          <text:p text:style-name="P2"><text:span text:style-name="T1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3cm" svg:height="0.508cm" svg:x="11.32cm" svg:y="10.444cm">
          <text:p text:style-name="P2"><text:span text:style-name="T1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.2cm" svg:y1="6.715cm" svg:x2="19.996cm" svg:y2="6.715cm">
          <text:p/>
        </draw:line>
        <draw:frame draw:style-name="gr7" draw:text-style-name="P4" draw:layer="layout" svg:width="2.705cm" svg:height="0.962cm" svg:x="1.47cm" svg:y="4.837cm">
          <draw:text-box>
            <text:p text:style-name="P4">Level 1</text:p>
          </draw:text-box>
        </draw:frame>
        <draw:frame draw:style-name="gr7" draw:layer="layout" svg:width="2.911cm" svg:height="0.962cm" svg:x="14.726cm" svg:y="9.69cm">
          <draw:text-box>
            <text:p><text:span text:style-name="T3">Level</text:span> 0</text:p>
          </draw:text-box>
        </draw:frame>
        <draw:frame draw:style-name="gr8" draw:layer="layout" svg:width="3.81cm" svg:height="1.266cm" svg:x="10.96cm" svg:y="7.377cm">
          <draw:text-box>
            <text:p>…..............</text:p>
          </draw:text-box>
        </draw:frame>
        <draw:custom-shape draw:style-name="gr9" draw:text-style-name="P2" draw:layer="layout" svg:width="1.905cm" svg:height="18.288cm" draw:transform="rotate (1.5707963267949) translate (1.381cm 12.938cm)">
          <text:p/>
          <draw:enhanced-geometry svg:viewBox="0 0 21600 21600" draw:glue-points="21600 0 0 10800 21600 21600" draw:text-areas="13800 ?f9 21600 ?f10" draw:type="left-brace" draw:modifiers="2909.58904109589 10740.357591995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2.911cm" svg:height="0.962cm" svg:x="9.065cm" svg:y="12.838cm">
          <draw:text-box>
            <text:p text:style-name="P5">8 wor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31T19:40:17</meta:creation-date>
    <dc:date>2013-07-31T20:17:36</dc:date>
    <meta:editing-duration>PT12M37S</meta:editing-duration>
    <meta:editing-cycles>2</meta:editing-cycles>
    <meta:generator>LibreOffice/4.0.4.2$Linux_x86 LibreOffice_project/400m0$Build-2</meta:generator>
    <meta:document-statistic meta:object-count="40"/>
  </office:meta>
</office:document-meta>
</file>